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ΠΡΟΕΟΡΤΙΟΝ <text:s text:c="48"/>PROEOORTION</text:p>
      <text:p text:style-name="P2">Ἦχος γ´. Ἡ Παρθένος σήμερον. <text:s text:c="30"/>hos c'. Bikira leo.</text:p>
      <text:p text:style-name="Preformatted_20_Text"/>
      <text:p text:style-name="Preformatted_20_Text">Ἡ Παρθένος (Μαρία) σήμερα τὸν Λόγο <text:s text:c="24"/>Bikira (Mariamu) leo Neno</text:p>
      <text:p text:style-name="Preformatted_20_Text">ποὺ πρὶν ἀπὸ τοὺς αἰῶνες ἦταν καὶ εἶναι <text:s text:c="19"/>ambayo karne nyingi zilizopita ilikuwa na iko</text:p>
      <text:p text:style-name="Preformatted_20_Text">μὲς στὸ σπήλαιο ἔρχεται γιὰ νὰ (Τὸν) γεννήσει μυστικά. <text:s text:c="4"/>Anakuja pangoni kumzaa (Yeye) kwa siri.</text:p>
      <text:p text:style-name="Preformatted_20_Text">Ἡ Οἰκουμένη ἄκουσε (τὸ νέο) καὶ χόρευε, <text:s text:c="19"/>Ulimwengu ulisikia (habari) na kucheza,</text:p>
      <text:p text:style-name="Preformatted_20_Text">δόξασε μαζὶ μὲ τοὺς Ἀγγέλους καὶ τοὺς Βοσκούς, <text:s text:c="12"/>Tukufu pamoja na Malaika na Wachungaji.</text:p>
      <text:p text:style-name="Preformatted_20_Text">τὸν πρὶν ἀπὸ τοὺς αἰῶνες (ζῶντα), Θεὸ <text:s text:c="21"/>aliye kabla ya zama (hai) Mungu</text:p>
      <text:p text:style-name="Preformatted_20_Text">ἐπειδὴ θέλησε νὰ μᾶς φανερωθεῖ σὰν Νέο Παιδί. <text:s text:c="13"/>kwa sababu alitaka kujidhihirisha kwetu kama Mtoto Mpya.</text:p>
      <text:p text:style-name="Preformatted_20_Text"/>
      <text:p text:style-name="P1">ΕΟΡΤΙΟΝ <text:s text:c="51"/>EORTION</text:p>
      <text:p text:style-name="Preformatted_20_Text"/>
      <text:p text:style-name="P2">Ἦχος γ´. Αὐτόμελον. Ποίημα Ῥωμανοῦ τοῦ Μελῳδοῦ. <text:s text:c="11"/>hos c'. Ukumbusho wa kibinafsi. Shairi la Romanus wa Melidos.</text:p>
      <text:p text:style-name="Preformatted_20_Text"/>
      <text:p text:style-name="Preformatted_20_Text">Ἡ Παρθένος (Μαρία) σήμερα τὸν Ὑπερούσιο (Θεό) τίκτει <text:s text:c="6"/>Bikira (Mariamu) anamfurahisha Mwenye Enzi Kuu (Mungu) leo</text:p>
      <text:p text:style-name="Preformatted_20_Text">καὶ ἡ γῆ τὸ σπήλαιο πηγαίνει καὶ προσφέρει στὸν Ἀπρόσιτο. <text:s/>Na ardhi pango huenda na kutoa sadaka kwa Asiyefikiwa.</text:p>
      <text:p text:style-name="Preformatted_20_Text">Οἱ Ἄγγελοι μαζὶ μὲ τοὺς Βοσκοὺς δοξολογοῦν <text:s text:c="16"/>Malaika pamoja na Wachungaji hutukuza</text:p>
      <text:p text:style-name="Preformatted_20_Text">καὶ οἱ Μάγοι μαζὶ μὲ τὸ ἄστρο ὁδοιποροῦν, <text:s text:c="17"/>na Mamajusi wanasafiri na nyota,</text:p>
      <text:p text:style-name="Preformatted_20_Text">ἐπειδὴ γιὰ ἐμᾶς ἐγεννήθη (σὰν) Παιδὶ Νέο <text:s text:c="18"/>kwa sababu kwa ajili yetu alizaliwa (kama) Mtoto Mpya</text:p>
      <text:p text:style-name="Preformatted_20_Text">ὁ Θεὸς ποὺ πρὶν ἀπὸ τοὺς αἰῶνες ἦταν καὶ εἶναι. <text:s text:c="11"/>Mungu aliyekuwako na aliyeko tangu zaman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5T22:07:32.535423500</dc:date>
    <meta:editing-duration>PT1M1S</meta:editing-duration>
    <meta:editing-cycles>1</meta:editing-cycles>
    <meta:document-statistic meta:table-count="0" meta:image-count="0" meta:object-count="0" meta:page-count="1" meta:paragraph-count="17" meta:word-count="217" meta:character-count="1651" meta:non-whitespace-character-count="1130"/>
    <meta:generator>LibreOffice/7.4.3.2$Linux_X86_64 LibreOffice_project/40$Build-2</meta:generator>
  </office:meta>
</office:document-meta>
</file>